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36cm"/>
    </style:style>
    <style:style style:name="co2" style:family="table-column">
      <style:table-column-properties fo:break-before="auto" style:column-width="18.487cm"/>
    </style:style>
    <style:style style:name="co3" style:family="table-column">
      <style:table-column-properties fo:break-before="auto" style:column-width="8.195cm"/>
    </style:style>
    <style:style style:name="co4" style:family="table-column">
      <style:table-column-properties fo:break-before="auto" style:column-width="0.028cm"/>
    </style:style>
    <style:style style:name="co5" style:family="table-column">
      <style:table-column-properties fo:break-before="auto" style:column-width="19.412cm"/>
    </style:style>
    <style:style style:name="co6" style:family="table-column">
      <style:table-column-properties fo:break-before="auto" style:column-width="5.202cm"/>
    </style:style>
    <style:style style:name="co7" style:family="table-column">
      <style:table-column-properties fo:break-before="auto" style:column-width="1.79cm"/>
    </style:style>
    <style:style style:name="co8" style:family="table-column">
      <style:table-column-properties fo:break-before="auto" style:column-width="2.166cm"/>
    </style:style>
    <style:style style:name="ro1" style:family="table-row">
      <style:table-row-properties style:row-height="0.49cm" fo:break-before="auto" style:use-optimal-row-height="true"/>
    </style:style>
    <style:style style:name="ro2" style:family="table-row">
      <style:table-row-properties style:row-height="0.406cm" fo:break-before="auto" style:use-optimal-row-height="true"/>
    </style:style>
    <style:style style:name="ro3" style:family="table-row">
      <style:table-row-properties style:row-height="0.418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border-bottom="0.088cm solid #000000" style:diagonal-bl-tr="none" style:diagonal-tl-br="none" fo:border-left="0.088cm solid #000000" fo:border-right="0.035cm solid #000000" fo:border-top="0.088cm solid #000000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0.088cm solid #000000" style:diagonal-bl-tr="none" style:diagonal-tl-br="none" fo:border-left="0.035cm solid #000000" fo:border-right="0.035cm solid #000000" fo:border-top="0.088cm solid #000000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0.088cm solid #000000" style:diagonal-bl-tr="none" style:diagonal-tl-br="none" fo:border-left="0.035cm solid #000000" fo:border-right="0.088cm solid #000000" fo:border-top="0.088cm solid #000000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color="#ff0000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51" table:default-cell-style-name="Default"/>
        <table:table-column table:style-name="co8" table:number-columns-repeated="767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2" office:value-type="string">
            <text:p>Norsk</text:p>
          </table:table-cell>
          <table:table-cell table:style-name="ce2" office:value-type="string">
            <text:p>Nordsamisk</text:p>
          </table:table-cell>
          <table:table-cell table:style-name="ce2" office:value-type="string">
            <text:p>Lulesamisk</text:p>
          </table:table-cell>
          <table:table-cell table:style-name="ce3" office:value-type="string">
            <text:p>Sørsamisk</text:p>
          </table:table-cell>
          <table:table-cell table:style-name="ce5" office:value-type="string">
            <text:p>kommentar</text:p>
          </table:table-cell>
          <table:table-cell table:number-columns-repeated="1018"/>
        </table:table-row>
        <table:table-row table:style-name="ro2">
          <table:table-cell office:value-type="string">
            <text:p>error</text:p>
          </table:table-cell>
          <table:table-cell office:value-type="string">
            <text:p>Det har skjedd en feil</text:p>
          </table:table-cell>
          <table:table-cell table:number-columns-repeated="2"/>
          <table:table-cell office:value-type="string">
            <text:p>Mij akt båajhtode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back</text:p>
          </table:table-cell>
          <table:table-cell office:value-type="string">
            <text:p>Tilbake</text:p>
          </table:table-cell>
          <table:table-cell table:number-columns-repeated="2"/>
          <table:table-cell office:value-type="string">
            <text:p>Bååstide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you_are_here</text:p>
          </table:table-cell>
          <table:table-cell office:value-type="string">
            <text:p>Du er her</text:p>
          </table:table-cell>
          <table:table-cell table:number-columns-repeated="2"/>
          <table:table-cell office:value-type="string">
            <text:p>Datne leah daesnie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articlelist_read_more</text:p>
          </table:table-cell>
          <table:table-cell office:value-type="string">
            <text:p>Les mer</text:p>
          </table:table-cell>
          <table:table-cell table:number-columns-repeated="2"/>
          <table:table-cell office:value-type="string">
            <text:p>Lohkh vielie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articlelist_next</text:p>
          </table:table-cell>
          <table:table-cell office:value-type="string">
            <text:p>Neste</text:p>
          </table:table-cell>
          <table:table-cell table:number-columns-repeated="2"/>
          <table:table-cell office:value-type="string">
            <text:p>Mubpie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articlelist_previous</text:p>
          </table:table-cell>
          <table:table-cell office:value-type="string">
            <text:p>Forrige</text:p>
          </table:table-cell>
          <table:table-cell table:number-columns-repeated="2"/>
          <table:table-cell office:value-type="string">
            <text:p>Evtebe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votepoll_vote</text:p>
          </table:table-cell>
          <table:table-cell office:value-type="string">
            <text:p>STEM</text:p>
          </table:table-cell>
          <table:table-cell table:number-columns-repeated="2"/>
          <table:table-cell office:value-type="string">
            <text:p>VEDTIEH GÏELEM 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votepoll_result</text:p>
          </table:table-cell>
          <table:table-cell office:value-type="string">
            <text:p>RESULTAT</text:p>
          </table:table-cell>
          <table:table-cell table:number-columns-repeated="2"/>
          <table:table-cell office:value-type="string">
            <text:p>VAESTIEDIMMIE</text:p>
          </table:table-cell>
          <table:table-cell office:value-type="string">
            <text:p>annat ord för resultat</text:p>
          </table:table-cell>
          <table:table-cell table:number-columns-repeated="1018"/>
        </table:table-row>
        <table:table-row table:style-name="ro2">
          <table:table-cell office:value-type="string">
            <text:p>votepoll_viewall</text:p>
          </table:table-cell>
          <table:table-cell office:value-type="string">
            <text:p>VIS ALLE RESULTAT</text:p>
          </table:table-cell>
          <table:table-cell table:number-columns-repeated="2"/>
          <table:table-cell office:value-type="string">
            <text:p>VUESEHTH GAAJHKH VAESTIEDIMMIEH</text:p>
          </table:table-cell>
          <table:table-cell office:value-type="string">
            <text:p>se ovan</text:p>
          </table:table-cell>
          <table:table-cell table:number-columns-repeated="1018"/>
        </table:table-row>
        <table:table-row table:style-name="ro2">
          <table:table-cell office:value-type="string">
            <text:p>votepoll_confirmation</text:p>
          </table:table-cell>
          <table:table-cell office:value-type="string">
            <text:p>Takk, vi har registrert ditt svar.</text:p>
          </table:table-cell>
          <table:table-cell table:number-columns-repeated="2"/>
          <table:table-cell office:value-type="string">
            <text:p>gæjhtoe, mijjie libie dov vaestiedimmiem åådtjeme</text:p>
          </table:table-cell>
          <table:table-cell office:value-type="string">
            <text:p>utelämna libie</text:p>
          </table:table-cell>
          <table:table-cell table:number-columns-repeated="1018"/>
        </table:table-row>
        <table:table-row table:style-name="ro2">
          <table:table-cell office:value-type="string">
            <text:p>votepoll_error1</text:p>
          </table:table-cell>
          <table:table-cell office:value-type="string">
            <text:p>Angitt undersøkelse finnes ikke.</text:p>
          </table:table-cell>
          <table:table-cell table:number-columns-repeated="2"/>
          <table:table-cell office:value-type="string">
            <text:p>ij moeneme vaestiedimmie gååvnesh</text:p>
          </table:table-cell>
          <table:table-cell office:value-type="string">
            <text:p>vaestiedimmie - goerehtalleme</text:p>
          </table:table-cell>
          <table:table-cell table:number-columns-repeated="1018"/>
        </table:table-row>
        <table:table-row table:style-name="ro2">
          <table:table-cell office:value-type="string">
            <text:p>votepoll_error2</text:p>
          </table:table-cell>
          <table:table-cell office:value-type="string">
            <text:p>Undersøkelsen du prøver å nå er ikke aktiv.</text:p>
          </table:table-cell>
          <table:table-cell table:number-columns-repeated="2"/>
          <table:table-cell office:value-type="string">
            <text:p>ij goerehtallleme maam ohtsedh gååvnesh</text:p>
          </table:table-cell>
          <table:table-cell office:value-type="string">
            <text:p>*</text:p>
          </table:table-cell>
          <table:table-cell table:number-columns-repeated="1018"/>
        </table:table-row>
        <table:table-row table:style-name="ro2">
          <table:table-cell office:value-type="string">
            <text:p>votepoll_error3</text:p>
          </table:table-cell>
          <table:table-cell office:value-type="string">
            <text:p>Det oppstod en uforutsett feil</text:p>
          </table:table-cell>
          <table:table-cell table:number-columns-repeated="2"/>
          <table:table-cell office:value-type="string">
            <text:p>mij akt båajhtode sååjhti</text:p>
          </table:table-cell>
          <table:table-cell office:value-type="string">
            <text:p>sååjhti - sjïdti</text:p>
          </table:table-cell>
          <table:table-cell table:number-columns-repeated="1018"/>
        </table:table-row>
        <table:table-row table:style-name="ro2">
          <table:table-cell office:value-type="string">
            <text:p>klemz</text:p>
          </table:table-cell>
          <table:table-cell table:number-columns-repeated="4" office:value-type="string">
            <text:p>KlemZ</text:p>
          </table:table-cell>
          <table:table-cell table:number-columns-repeated="1019"/>
        </table:table-row>
        <table:table-row table:style-name="ro2">
          <table:table-cell office:value-type="string">
            <text:p>klemz_viewall</text:p>
          </table:table-cell>
          <table:table-cell office:value-type="string">
            <text:p>VIS ALLE</text:p>
          </table:table-cell>
          <table:table-cell table:number-columns-repeated="2"/>
          <table:table-cell office:value-type="string">
            <text:p>VUESEHTH GAAJHKH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klemz_write</text:p>
          </table:table-cell>
          <table:table-cell office:value-type="string">
            <text:p>SKRIV</text:p>
          </table:table-cell>
          <table:table-cell table:number-columns-repeated="2"/>
          <table:table-cell office:value-type="string">
            <text:p>TJAELIEH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klemz_send</text:p>
          </table:table-cell>
          <table:table-cell office:value-type="string">
            <text:p>SEND</text:p>
          </table:table-cell>
          <table:table-cell table:number-columns-repeated="2"/>
          <table:table-cell office:value-type="string">
            <text:p>SEEDTH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klemz_cancle</text:p>
          </table:table-cell>
          <table:table-cell office:value-type="string">
            <text:p>AVBRYT</text:p>
          </table:table-cell>
          <table:table-cell table:number-columns-repeated="2"/>
          <table:table-cell office:value-type="string">
            <text:p>ORRIJH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klemz_error1</text:p>
          </table:table-cell>
          <table:table-cell office:value-type="string">
            <text:p>Meldingen må være på minimum 10 tegn</text:p>
          </table:table-cell>
          <table:table-cell table:number-columns-repeated="2"/>
          <table:table-cell office:value-type="string">
            <text:p>bïevnese tjuara unnemes 10 væhtine årrodh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klemz_error2</text:p>
          </table:table-cell>
          <table:table-cell office:value-type="string">
            <text:p>feil! Meldingen kunne ikke bli lagret.</text:p>
          </table:table-cell>
          <table:table-cell table:number-columns-repeated="2"/>
          <table:table-cell office:value-type="string">
            <text:p>båajhtode, Ij maehtieh bïevnesem våårhkedidh </text:p>
          </table:table-cell>
          <table:table-cell office:value-type="string">
            <text:p>våårhkedidh - vöörhkedh</text:p>
          </table:table-cell>
          <table:table-cell table:number-columns-repeated="1018"/>
        </table:table-row>
        <table:table-row table:style-name="ro2">
          <table:table-cell office:value-type="string">
            <text:p>klemz_chars</text:p>
          </table:table-cell>
          <table:table-cell office:value-type="string">
            <text:p>Du har brukt # av # tegn</text:p>
          </table:table-cell>
          <table:table-cell table:number-columns-repeated="2"/>
          <table:table-cell office:value-type="string">
            <text:p>Datne leah # væhtine # provhkeme</text:p>
          </table:table-cell>
          <table:table-cell office:value-type="string">
            <text:p>vähtine - vähtam</text:p>
          </table:table-cell>
          <table:table-cell table:number-columns-repeated="1018"/>
        </table:table-row>
        <table:table-row table:style-name="ro2">
          <table:table-cell office:value-type="string">
            <text:p>search_prompt1</text:p>
          </table:table-cell>
          <table:table-cell office:value-type="string">
            <text:p>SØK</text:p>
          </table:table-cell>
          <table:table-cell table:number-columns-repeated="2"/>
          <table:table-cell office:value-type="string">
            <text:p>OHTSEDH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search_info</text:p>
          </table:table-cell>
          <table:table-cell office:value-type="string">
            <text:p>Skriv inn søkestreng og klikk søk.</text:p>
          </table:table-cell>
          <table:table-cell table:number-columns-repeated="2"/>
          <table:table-cell office:value-type="string">
            <text:p>tjaelieh ohtsemegurriem jïh diedth 0htsedh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search_error1</text:p>
          </table:table-cell>
          <table:table-cell office:value-type="string">
            <text:p>Søkeordet må være minst 2 tegn</text:p>
          </table:table-cell>
          <table:table-cell table:number-columns-repeated="2"/>
          <table:table-cell office:value-type="string">
            <text:p>ohtsemebaakoe tjuara unnemes 2 væhtine årrodh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search_header</text:p>
          </table:table-cell>
          <table:table-cell office:value-type="string">
            <text:p>Resultat for søk etter</text:p>
          </table:table-cell>
          <table:table-cell table:number-columns-repeated="2"/>
          <table:table-cell office:value-type="string">
            <text:p>vaestiedimmie ohtsemen mænngan</text:p>
          </table:table-cell>
          <table:table-cell office:value-type="string">
            <text:p>se rad 9</text:p>
          </table:table-cell>
          <table:table-cell table:number-columns-repeated="1018"/>
        </table:table-row>
        <table:table-row table:style-name="ro2">
          <table:table-cell office:value-type="string">
            <text:p>search_nohit</text:p>
          </table:table-cell>
          <table:table-cell office:value-type="string">
            <text:p>Ingen treff på søket etter</text:p>
          </table:table-cell>
          <table:table-cell table:number-columns-repeated="2"/>
          <table:table-cell office:value-type="string">
            <text:p>Ij ohtsemen mænngan mij sååjhth </text:p>
          </table:table-cell>
          <table:table-cell office:value-type="string">
            <text:p>*</text:p>
          </table:table-cell>
          <table:table-cell table:number-columns-repeated="1018"/>
        </table:table-row>
        <table:table-row table:style-name="ro2">
          <table:table-cell office:value-type="string">
            <text:p>calendar_no_events</text:p>
          </table:table-cell>
          <table:table-cell office:value-type="string">
            <text:p>Ingen hendelser i</text:p>
          </table:table-cell>
          <table:table-cell table:number-columns-repeated="2"/>
          <table:table-cell office:value-type="string">
            <text:p>Ij mij sååjhth </text:p>
          </table:table-cell>
          <table:table-cell office:value-type="string">
            <text:p>*</text:p>
          </table:table-cell>
          <table:table-cell table:number-columns-repeated="1018"/>
        </table:table-row>
        <table:table-row table:style-name="ro2">
          <table:table-cell office:value-type="string">
            <text:p>calendar_header</text:p>
          </table:table-cell>
          <table:table-cell table:number-columns-repeated="1023"/>
        </table:table-row>
        <table:table-row table:style-name="ro2">
          <table:table-cell office:value-type="string">
            <text:p>calendar_act</text:p>
          </table:table-cell>
          <table:table-cell office:value-type="string">
            <text:p>Aktuelle aktiviteter:</text:p>
          </table:table-cell>
          <table:table-cell table:number-columns-repeated="2"/>
          <table:table-cell office:value-type="string">
            <text:p>Darjomh mah </text:p>
          </table:table-cell>
          <table:table-cell office:value-type="string">
            <text:p>daaletje darjomh mah</text:p>
          </table:table-cell>
          <table:table-cell table:number-columns-repeated="1018"/>
        </table:table-row>
        <table:table-row table:style-name="ro2">
          <table:table-cell office:value-type="string">
            <text:p>calendar_show_act</text:p>
          </table:table-cell>
          <table:table-cell office:value-type="string">
            <text:p>Vis aktiviteter for:</text:p>
          </table:table-cell>
          <table:table-cell table:number-columns-repeated="2"/>
          <table:table-cell office:value-type="string">
            <text:p>Vuesehth darjomh 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calender_show_all</text:p>
          </table:table-cell>
          <table:table-cell office:value-type="string">
            <text:p>Vis alle</text:p>
          </table:table-cell>
          <table:table-cell table:number-columns-repeated="2"/>
          <table:table-cell office:value-type="string">
            <text:p>Vuesehth gaajhkh 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calendar_date</text:p>
          </table:table-cell>
          <table:table-cell office:value-type="string">
            <text:p>Dato:</text:p>
          </table:table-cell>
          <table:table-cell table:number-columns-repeated="2"/>
          <table:table-cell office:value-type="string">
            <text:p>Biejjie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calendar_time</text:p>
          </table:table-cell>
          <table:table-cell office:value-type="string">
            <text:p>Klokkeslett:</text:p>
          </table:table-cell>
          <table:table-cell table:number-columns-repeated="2"/>
          <table:table-cell office:value-type="string">
            <text:p>Tsåahkamierie 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calendar_sted</text:p>
          </table:table-cell>
          <table:table-cell office:value-type="string">
            <text:p>Sted:</text:p>
          </table:table-cell>
          <table:table-cell table:number-columns-repeated="2"/>
          <table:table-cell office:value-type="string">
            <text:p>Sijjie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calendar_link</text:p>
          </table:table-cell>
          <table:table-cell office:value-type="string">
            <text:p>Link:</text:p>
          </table:table-cell>
          <table:table-cell table:number-columns-repeated="2"/>
          <table:table-cell office:value-type="string">
            <text:p>Svaalhtese</text:p>
          </table:table-cell>
          <table:table-cell office:value-type="string">
            <text:p>äv. lïngke</text:p>
          </table:table-cell>
          <table:table-cell table:number-columns-repeated="1018"/>
        </table:table-row>
        <table:table-row table:style-name="ro2">
          <table:table-cell office:value-type="string">
            <text:p>calendar_info</text:p>
          </table:table-cell>
          <table:table-cell office:value-type="string">
            <text:p>Informasjon:</text:p>
          </table:table-cell>
          <table:table-cell table:number-columns-repeated="2"/>
          <table:table-cell office:value-type="string">
            <text:p>bïevnesh 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sameofmonth</text:p>
          </table:table-cell>
          <table:table-cell table:number-columns-repeated="1023"/>
        </table:table-row>
        <table:table-row table:style-name="ro2">
          <table:table-cell office:value-type="string">
            <text:p>months</text:p>
          </table:table-cell>
          <table:table-cell table:number-columns-repeated="1023"/>
        </table:table-row>
        <table:table-row table:style-name="ro2">
          <table:table-cell office:value-type="string">
            <text:p>ss_sent</text:p>
          </table:table-cell>
          <table:table-cell office:value-type="string">
            <text:p>Takk, ditt spørsmål er sendt.</text:p>
          </table:table-cell>
          <table:table-cell table:number-columns-repeated="2"/>
          <table:table-cell office:value-type="string">
            <text:p>Gæjhtoe, seedteme dov gyhtjelassem </text:p>
          </table:table-cell>
          <table:table-cell office:value-type="string">
            <text:p>*</text:p>
          </table:table-cell>
          <table:table-cell table:number-columns-repeated="1018"/>
        </table:table-row>
        <table:table-row table:style-name="ro2">
          <table:table-cell office:value-type="string">
            <text:p>ss_send_error</text:p>
          </table:table-cell>
          <table:table-cell office:value-type="string">
            <text:p>En feil oppstod under sending. Ditt spørsmål er ikke sendt.</text:p>
          </table:table-cell>
          <table:table-cell table:number-columns-repeated="2"/>
          <table:table-cell office:value-type="string">
            <text:p>mij båajhtode seedtemisnie, ij leah seedteme dov gyhtjelassem </text:p>
          </table:table-cell>
          <table:table-cell office:value-type="string">
            <text:p>mij båajhtode seedtemisnie sjïdti, dov gyhtjellassem ij leah seedtesovveme </text:p>
          </table:table-cell>
          <table:table-cell table:number-columns-repeated="1018"/>
        </table:table-row>
        <table:table-row table:style-name="ro2">
          <table:table-cell office:value-type="string">
            <text:p>ss_no_question</text:p>
          </table:table-cell>
          <table:table-cell office:value-type="string">
            <text:p>Du må fylle inn et spørsmål.</text:p>
          </table:table-cell>
          <table:table-cell table:number-columns-repeated="2"/>
          <table:table-cell office:value-type="string">
            <text:p>tjoerh gyhtjelassem tjaeledh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ss_your_question</text:p>
          </table:table-cell>
          <table:table-cell office:value-type="string">
            <text:p>Ditt spørsmål</text:p>
          </table:table-cell>
          <table:table-cell table:number-columns-repeated="2"/>
          <table:table-cell office:value-type="string">
            <text:p>dov gyhtjelasse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3">
          <table:table-cell office:value-type="string">
            <text:p>tip_send</text:p>
          </table:table-cell>
          <table:table-cell office:value-type="string">
            <text:p>SEND TIPS</text:p>
          </table:table-cell>
          <table:table-cell table:number-columns-repeated="2"/>
          <table:table-cell table:style-name="ce4" office:value-type="string">
            <text:p>BÏELJELH<text:span text:style-name="T1"> </text:span></text:p>
          </table:table-cell>
          <table:table-cell table:style-name="ce4" office:value-type="string">
            <text:p>ok</text:p>
          </table:table-cell>
          <table:table-cell table:number-columns-repeated="1018"/>
        </table:table-row>
        <table:table-row table:style-name="ro3">
          <table:table-cell office:value-type="string">
            <text:p>tip_sent</text:p>
          </table:table-cell>
          <table:table-cell office:value-type="string">
            <text:p>Takk, ditt tips er sendt.</text:p>
          </table:table-cell>
          <table:table-cell table:number-columns-repeated="2"/>
          <table:table-cell table:style-name="ce4" office:value-type="string">
            <text:p>Gæjhtoe, seedteme dam maam bïeljeli<text:span text:style-name="T1"> </text:span></text:p>
          </table:table-cell>
          <table:table-cell office:value-type="string">
            <text:p>gäjhtoe dan seedtemen åvteste maam bïeljeli</text:p>
          </table:table-cell>
          <table:table-cell table:number-columns-repeated="1018"/>
        </table:table-row>
        <table:table-row table:style-name="ro3">
          <table:table-cell office:value-type="string">
            <text:p>tip_send_error</text:p>
          </table:table-cell>
          <table:table-cell office:value-type="string">
            <text:p>En feil oppstod under sending. Ditt tips er ikke sendt.</text:p>
          </table:table-cell>
          <table:table-cell table:number-columns-repeated="2"/>
          <table:table-cell table:style-name="ce4" office:value-type="string">
            <text:p>mij båajhtode seedtemisnie, ij leah seedteme dam maam bïeljeli<text:span text:style-name="T1"> </text:span></text:p>
          </table:table-cell>
          <table:table-cell table:style-name="ce4" office:value-type="string">
            <text:p>*</text:p>
          </table:table-cell>
          <table:table-cell table:number-columns-repeated="1018"/>
        </table:table-row>
        <table:table-row table:style-name="ro2">
          <table:table-cell office:value-type="string">
            <text:p>tip_no_name</text:p>
          </table:table-cell>
          <table:table-cell office:value-type="string">
            <text:p>Du må fylle inn ditt navn.</text:p>
          </table:table-cell>
          <table:table-cell table:number-columns-repeated="2"/>
          <table:table-cell office:value-type="string">
            <text:p>tjoerh dov nommem tjaeledh</text:p>
          </table:table-cell>
          <table:table-cell table:style-name="ce4"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tip_no_email</text:p>
          </table:table-cell>
          <table:table-cell office:value-type="string">
            <text:p>Du må fylle inn din epost adresse.</text:p>
          </table:table-cell>
          <table:table-cell table:number-columns-repeated="2"/>
          <table:table-cell office:value-type="string">
            <text:p>tjoerh dov e-påastesijjiem tjaeledh</text:p>
          </table:table-cell>
          <table:table-cell table:style-name="ce4" office:value-type="string">
            <text:p>ok</text:p>
          </table:table-cell>
          <table:table-cell table:number-columns-repeated="1018"/>
        </table:table-row>
        <table:table-row table:style-name="ro3">
          <table:table-cell office:value-type="string">
            <text:p>tip_no_tip</text:p>
          </table:table-cell>
          <table:table-cell office:value-type="string">
            <text:p>Du må fylle inn et tips.</text:p>
          </table:table-cell>
          <table:table-cell table:number-columns-repeated="2"/>
          <table:table-cell table:style-name="ce4" office:value-type="string">
            <text:p>tjoerh bïeljelidh<text:span text:style-name="T1"> </text:span></text:p>
          </table:table-cell>
          <table:table-cell table:style-name="ce4"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tip_try_again</text:p>
          </table:table-cell>
          <table:table-cell office:value-type="string">
            <text:p>Klikk her for å prøve igjen</text:p>
          </table:table-cell>
          <table:table-cell table:number-columns-repeated="2"/>
          <table:table-cell office:value-type="string">
            <text:p>Diedth, voejhkelh ikth vielie <text:s/></text:p>
          </table:table-cell>
          <table:table-cell table:style-name="ce4" office:value-type="string">
            <text:p>diedth - diedtieh</text:p>
          </table:table-cell>
          <table:table-cell table:number-columns-repeated="1018"/>
        </table:table-row>
        <table:table-row table:style-name="ro2">
          <table:table-cell office:value-type="string">
            <text:p>tip_name</text:p>
          </table:table-cell>
          <table:table-cell office:value-type="string">
            <text:p>Navn</text:p>
          </table:table-cell>
          <table:table-cell table:number-columns-repeated="2"/>
          <table:table-cell office:value-type="string">
            <text:p>Nomme</text:p>
          </table:table-cell>
          <table:table-cell table:style-name="ce4"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tip_email</text:p>
          </table:table-cell>
          <table:table-cell table:number-columns-repeated="1023"/>
        </table:table-row>
        <table:table-row table:style-name="ro2">
          <table:table-cell office:value-type="string">
            <text:p>tip_wish</text:p>
          </table:table-cell>
          <table:table-cell office:value-type="string">
            <text:p>Ønsket CD-singel</text:p>
          </table:table-cell>
          <table:table-cell table:number-columns-repeated="2"/>
          <table:table-cell office:value-type="string">
            <text:p>Vaajtelh CD-tjem </text:p>
          </table:table-cell>
          <table:table-cell office:value-type="string">
            <text:p>*</text:p>
          </table:table-cell>
          <table:table-cell table:number-columns-repeated="1018"/>
        </table:table-row>
        <table:table-row table:style-name="ro2">
          <table:table-cell office:value-type="string">
            <text:p>tip_your_tip</text:p>
          </table:table-cell>
          <table:table-cell office:value-type="string">
            <text:p>Ditt tips</text:p>
          </table:table-cell>
          <table:table-cell table:number-columns-repeated="2"/>
          <table:table-cell table:style-name="ce4" office:value-type="string">
            <text:p>dov bïeljelimmie</text:p>
          </table:table-cell>
          <table:table-cell table:style-name="ce4"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tip_form_info</text:p>
          </table:table-cell>
          <table:table-cell office:value-type="string">
            <text:p>Felter merket med * må fylles ut.</text:p>
          </table:table-cell>
          <table:table-cell table:number-columns-repeated="2"/>
          <table:table-cell office:value-type="string">
            <text:p>Sijjieh gusnie * tjoerh dïevedh </text:p>
          </table:table-cell>
          <table:table-cell table:style-name="ce4"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newsletter</text:p>
          </table:table-cell>
          <table:table-cell office:value-type="string">
            <text:p>Nyhetsbrev</text:p>
          </table:table-cell>
          <table:table-cell table:number-columns-repeated="2"/>
          <table:table-cell office:value-type="string">
            <text:p>Saernieprievie</text:p>
          </table:table-cell>
          <table:table-cell table:style-name="ce4"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newsletter_signin</text:p>
          </table:table-cell>
          <table:table-cell office:value-type="string">
            <text:p>Meld på</text:p>
          </table:table-cell>
          <table:table-cell table:number-columns-repeated="2"/>
          <table:table-cell office:value-type="string">
            <text:p>Bievnieh daase</text:p>
          </table:table-cell>
          <table:table-cell table:style-name="ce4"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newsletter_signout</text:p>
          </table:table-cell>
          <table:table-cell office:value-type="string">
            <text:p>Meld av</text:p>
          </table:table-cell>
          <table:table-cell table:number-columns-repeated="2"/>
          <table:table-cell table:style-name="ce4" office:value-type="string">
            <text:p>Bievnieh daestie </text:p>
          </table:table-cell>
          <table:table-cell table:style-name="ce4"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newsletter_mailadr</text:p>
          </table:table-cell>
          <table:table-cell office:value-type="string">
            <text:p>Din e-postadresse:</text:p>
          </table:table-cell>
          <table:table-cell table:number-columns-repeated="2"/>
          <table:table-cell office:value-type="string">
            <text:p>dov e-påastesijjie</text:p>
          </table:table-cell>
          <table:table-cell table:style-name="ce4"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newsletter_register</text:p>
          </table:table-cell>
          <table:table-cell office:value-type="string">
            <text:p>REGISTRER</text:p>
          </table:table-cell>
          <table:table-cell table:number-columns-repeated="2"/>
          <table:table-cell office:value-type="string">
            <text:p>BIEVNIEH </text:p>
          </table:table-cell>
          <table:table-cell table:style-name="ce4" office:value-type="string">
            <text:p>se rad 9</text:p>
          </table:table-cell>
          <table:table-cell table:number-columns-repeated="1018"/>
        </table:table-row>
        <table:table-row table:style-name="ro2">
          <table:table-cell office:value-type="string">
            <text:p>mediaclip_heading</text:p>
          </table:table-cell>
          <table:table-cell table:number-columns-repeated="1023"/>
        </table:table-row>
        <table:table-row table:style-name="ro2">
          <table:table-cell office:value-type="string">
            <text:p>mailsubscribe1</text:p>
          </table:table-cell>
          <table:table-cell office:value-type="string">
            <text:p>Du må fylle inn en epostadresse</text:p>
          </table:table-cell>
          <table:table-cell table:number-columns-repeated="2"/>
          <table:table-cell office:value-type="string">
            <text:p>tjoerh e-påastesijjiem tjaeledh</text:p>
          </table:table-cell>
          <table:table-cell office:value-type="string">
            <text:p>tjoerh e-påaste-sijjiem tjaeledh</text:p>
          </table:table-cell>
          <table:table-cell table:number-columns-repeated="1018"/>
        </table:table-row>
        <table:table-row table:style-name="ro2">
          <table:table-cell office:value-type="string">
            <text:p>mailsubscribe2</text:p>
          </table:table-cell>
          <table:table-cell office:value-type="string">
            <text:p>Klikk på linken nedenfor for å melde deg på infonuorra sin mailingliste og motta nyheter.</text:p>
          </table:table-cell>
          <table:table-cell table:number-columns-repeated="2"/>
          <table:table-cell table:style-name="ce4" office:value-type="string">
            <text:p>Diedth svaalhtesem jih bievnieh Infonoeri e-påastelæstose, dellie saernieh åadtjoeh </text:p>
          </table:table-cell>
          <table:table-cell table:style-name="ce4" office:value-type="string">
            <text:p>diedth - diedtieh, alt. svaalhtesem - lïengkem</text:p>
          </table:table-cell>
          <table:table-cell table:number-columns-repeated="1018"/>
        </table:table-row>
        <table:table-row table:style-name="ro2">
          <table:table-cell office:value-type="string">
            <text:p>mailsubscribe3</text:p>
          </table:table-cell>
          <table:table-cell office:value-type="string">
            <text:p>Om du på et senere tidspunkt skulle ønske å melde deg av, kan du bruke denne linken :</text:p>
          </table:table-cell>
          <table:table-cell table:number-columns-repeated="2"/>
          <table:table-cell office:value-type="string">
            <text:p>Jis mænngan sijhth e-påastelæstoste bievnedh, diedth daam svaalhtesem </text:p>
          </table:table-cell>
          <table:table-cell office:value-type="string">
            <text:p>Jis mænngan sïjhth e-påastelæstoste bievnedh, diedtieh daam svaalhtesem/lïengkem</text:p>
          </table:table-cell>
          <table:table-cell table:number-columns-repeated="1018"/>
        </table:table-row>
        <table:table-row table:style-name="ro2">
          <table:table-cell office:value-type="string">
            <text:p>mailsubscribe4</text:p>
          </table:table-cell>
          <table:table-cell office:value-type="string">
            <text:p>Bekreft påmelding</text:p>
          </table:table-cell>
          <table:table-cell table:number-columns-repeated="2"/>
          <table:table-cell office:value-type="string">
            <text:p>jååhkesjh bïevnesem 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3">
          <table:table-cell office:value-type="string">
            <text:p>mailsubscribe5</text:p>
          </table:table-cell>
          <table:table-cell office:value-type="string">
            <text:p>Ugyldig sikkerhetskode. Påmeldingen ble avbrutt.</text:p>
          </table:table-cell>
          <table:table-cell table:number-columns-repeated="2"/>
          <table:table-cell office:value-type="string">
            <text:p>Ij leah tjirkemevæhta reaktoe. Bïevnese <text:span text:style-name="T2">orriji</text:span>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mailsubscribe6</text:p>
          </table:table-cell>
          <table:table-cell office:value-type="string">
            <text:p>En teknisk feil gjorde at du ikke ble lagt til i mailinglisten.</text:p>
          </table:table-cell>
          <table:table-cell table:number-columns-repeated="2"/>
          <table:table-cell office:value-type="string">
            <text:p>Mij akt båajhtode sjïdti guktie ih e-påastelæstosne tjåadtjoeh 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mailsubscribe7</text:p>
          </table:table-cell>
          <table:table-cell office:value-type="string">
            <text:p>Påmelding fullført</text:p>
          </table:table-cell>
          <table:table-cell table:number-columns-repeated="2"/>
          <table:table-cell office:value-type="string">
            <text:p>Daelie bievneme 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mailsubscribe8</text:p>
          </table:table-cell>
          <table:table-cell office:value-type="string">
            <text:p>Du er nå påmeldt på vår mailingliste, og vil motta epost fra oss når nyheter blir lagt ut.</text:p>
          </table:table-cell>
          <table:table-cell table:number-columns-repeated="2"/>
          <table:table-cell office:value-type="string">
            <text:p>Datne mijjen e-påastelæstosne tjåadtjoeh. E-påastem mijjeste åadtjoeh gosse orre saernieh båetieh 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3">
          <table:table-cell office:value-type="string">
            <text:p>mailsubscribe9</text:p>
          </table:table-cell>
          <table:table-cell office:value-type="string">
            <text:p>Du prøvde å melde av en epostadresse som ikke finnes i systemet</text:p>
          </table:table-cell>
          <table:table-cell table:number-columns-repeated="2"/>
          <table:table-cell office:value-type="string">
            <text:p>Datne voejhkelih e-påastesijjem <text:span text:style-name="T2">orrijehtedh</text:span><text:span text:style-name="T1">, maam ij gååvnesh </text:span></text:p>
          </table:table-cell>
          <table:table-cell office:value-type="string">
            <text:p>maam - mij</text:p>
          </table:table-cell>
          <table:table-cell table:number-columns-repeated="1018"/>
        </table:table-row>
        <table:table-row table:style-name="ro2">
          <table:table-cell office:value-type="string">
            <text:p>mailsubscribe10</text:p>
          </table:table-cell>
          <table:table-cell office:value-type="string">
            <text:p>En teknisk feil gjorde at du ikke ble meldt av mailinglisten</text:p>
          </table:table-cell>
          <table:table-cell table:number-columns-repeated="2"/>
          <table:table-cell office:value-type="string">
            <text:p>Mij akt båajhtode sjïdti guktie ih e-påastelæstosne tjåadtjoeh </text:p>
          </table:table-cell>
          <table:table-cell office:value-type="string">
            <text:p>*</text:p>
          </table:table-cell>
          <table:table-cell table:number-columns-repeated="1018"/>
        </table:table-row>
        <table:table-row table:style-name="ro2">
          <table:table-cell office:value-type="string">
            <text:p>mailsubscribe11</text:p>
          </table:table-cell>
          <table:table-cell office:value-type="string">
            <text:p>Avmelding fullført</text:p>
          </table:table-cell>
          <table:table-cell table:number-columns-repeated="2"/>
          <table:table-cell table:style-name="ce4" office:value-type="string">
            <text:p>Daestie bievneme</text:p>
          </table:table-cell>
          <table:table-cell table:style-name="ce4"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mailsubscribe12</text:p>
          </table:table-cell>
          <table:table-cell office:value-type="string">
            <text:p>Du er nå avmeldt i alle kategorier og vil ikke lenger motta nyhetsbrev fra Infonuorra.</text:p>
          </table:table-cell>
          <table:table-cell table:number-columns-repeated="2"/>
          <table:table-cell table:style-name="ce4" office:value-type="string">
            <text:p>Gaajhkh otneh-sijjijste bievneme. Ij vielie saernieh Infonoereste åadtjoeh </text:p>
          </table:table-cell>
          <table:table-cell table:style-name="ce4"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mailsubscribe13</text:p>
          </table:table-cell>
          <table:table-cell office:value-type="string">
            <text:p>Bekreftelse sendt</text:p>
          </table:table-cell>
          <table:table-cell table:number-columns-repeated="2"/>
          <table:table-cell office:value-type="string">
            <text:p>Jååhkesjamme</text:p>
          </table:table-cell>
          <table:table-cell table:style-name="ce4" office:value-type="string">
            <text:p>*</text:p>
          </table:table-cell>
          <table:table-cell table:number-columns-repeated="1018"/>
        </table:table-row>
        <table:table-row table:style-name="ro3">
          <table:table-cell office:value-type="string">
            <text:p>mailsubscribe13_1</text:p>
          </table:table-cell>
          <table:table-cell office:value-type="string">
            <text:p>En epost er nå sendt til adressen du oppga. Ved å åpne eposten og klikke på linken vil din påmelding bli aktivert.</text:p>
          </table:table-cell>
          <table:table-cell table:number-columns-repeated="2"/>
          <table:table-cell table:style-name="ce4" office:value-type="string">
            <text:p>E-påastem seedteme e-påastesæjjan maam tjeelih. Jis e-påastem rihpesth, svaalhtesem diedth dellie bievneme<text:span text:style-name="T3">.</text:span><text:span text:style-name="T1"> </text:span></text:p>
          </table:table-cell>
          <table:table-cell table:style-name="ce4" office:value-type="string">
            <text:p>alt. svaalhtese - lïngke</text:p>
          </table:table-cell>
          <table:table-cell table:number-columns-repeated="1018"/>
        </table:table-row>
        <table:table-row table:style-name="ro2">
          <table:table-cell office:value-type="string">
            <text:p>mailsubscribe14</text:p>
          </table:table-cell>
          <table:table-cell office:value-type="string">
            <text:p>Påmelding fullført</text:p>
          </table:table-cell>
          <table:table-cell table:number-columns-repeated="2"/>
          <table:table-cell office:value-type="string">
            <text:p>Daelie bievneme <text:s/></text:p>
          </table:table-cell>
          <table:table-cell table:style-name="ce4"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mailsubscribe14_1</text:p>
          </table:table-cell>
          <table:table-cell office:value-type="string">
            <text:p>Du er nå påmeldt vår mailingliste, og vil motta epost fra oss når nyheter blir lagt ut.</text:p>
          </table:table-cell>
          <table:table-cell table:number-columns-repeated="2"/>
          <table:table-cell office:value-type="string">
            <text:p>Datne daelie mijjen e-påastelæstosne tjåadtjoeh. Datne e-påastem mijjeste åadtjoeh gosse vihth orre saernieh båetieh </text:p>
          </table:table-cell>
          <table:table-cell table:style-name="ce4"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mailsubscribe15</text:p>
          </table:table-cell>
          <table:table-cell office:value-type="string">
            <text:p>Avmelding fullført</text:p>
          </table:table-cell>
          <table:table-cell table:number-columns-repeated="2"/>
          <table:table-cell office:value-type="string">
            <text:p>Daestie bievneme</text:p>
          </table:table-cell>
          <table:table-cell table:style-name="ce4"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mailsubscribe15_1</text:p>
          </table:table-cell>
          <table:table-cell office:value-type="string">
            <text:p>Du er nå avmeldt i alle kategorier og vil ikke lenger motta nyhetsbrev fra Infonuorra.</text:p>
          </table:table-cell>
          <table:table-cell table:number-columns-repeated="2"/>
          <table:table-cell office:value-type="string">
            <text:p>Gaajhkh otneh-sijjijste bievnem. Ij vielie saernieh Infonoereste åadtjoeh </text:p>
          </table:table-cell>
          <table:table-cell table:style-name="ce4"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forum_header_string1</text:p>
          </table:table-cell>
          <table:table-cell office:value-type="string">
            <text:p>Innlegget</text:p>
          </table:table-cell>
          <table:table-cell table:number-columns-repeated="2"/>
          <table:table-cell office:value-type="string">
            <text:p>Lahtese</text:p>
          </table:table-cell>
          <table:table-cell table:style-name="ce4" office:value-type="string">
            <text:p>* verb?</text:p>
          </table:table-cell>
          <table:table-cell table:number-columns-repeated="1018"/>
        </table:table-row>
        <table:table-row table:style-name="ro2">
          <table:table-cell office:value-type="string">
            <text:p>forum_header_string2</text:p>
          </table:table-cell>
          <table:table-cell office:value-type="string">
            <text:p>Innlegg i emnet</text:p>
          </table:table-cell>
          <table:table-cell table:number-columns-repeated="2"/>
          <table:table-cell office:value-type="string">
            <text:p>Lahtese aamhtesisnie</text:p>
          </table:table-cell>
          <table:table-cell table:style-name="ce4" office:value-type="string">
            <text:p>aamhtesen laahtese</text:p>
          </table:table-cell>
          <table:table-cell table:number-columns-repeated="1018"/>
        </table:table-row>
        <table:table-row table:style-name="ro2">
          <table:table-cell office:value-type="string">
            <text:p>forum_subheader_string1</text:p>
          </table:table-cell>
          <table:table-cell office:value-type="string">
            <text:p>Innlegg</text:p>
          </table:table-cell>
          <table:table-cell table:number-columns-repeated="2"/>
          <table:table-cell office:value-type="string">
            <text:p>Lahtese</text:p>
          </table:table-cell>
          <table:table-cell table:style-name="ce4"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forum_subheader_string2</text:p>
          </table:table-cell>
          <table:table-cell office:value-type="string">
            <text:p>Antall svar</text:p>
          </table:table-cell>
          <table:table-cell table:number-columns-repeated="2"/>
          <table:table-cell office:value-type="string">
            <text:p>Man gellie vaestiedassh </text:p>
          </table:table-cell>
          <table:table-cell table:style-name="ce4"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forum_subheader_string3</text:p>
          </table:table-cell>
          <table:table-cell office:value-type="string">
            <text:p>Emne</text:p>
          </table:table-cell>
          <table:table-cell table:number-columns-repeated="2"/>
          <table:table-cell office:value-type="string">
            <text:p>Aamhtese</text:p>
          </table:table-cell>
          <table:table-cell table:style-name="ce4"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forum_back</text:p>
          </table:table-cell>
          <table:table-cell office:value-type="string">
            <text:p>Tilbake til</text:p>
          </table:table-cell>
          <table:table-cell table:number-columns-repeated="2"/>
          <table:table-cell office:value-type="string">
            <text:p>Bååstide</text:p>
          </table:table-cell>
          <table:table-cell table:style-name="ce4" office:value-type="string">
            <text:p>ok</text:p>
          </table:table-cell>
          <table:table-cell table:number-columns-repeated="1018"/>
        </table:table-row>
        <table:table-row table:style-name="ro3">
          <table:table-cell office:value-type="string">
            <text:p>forum_back2</text:p>
          </table:table-cell>
          <table:table-cell office:value-type="string">
            <text:p>Tilbake til forum</text:p>
          </table:table-cell>
          <table:table-cell table:number-columns-repeated="2"/>
          <table:table-cell office:value-type="string">
            <text:p>Bååstide låajtose<text:span text:style-name="T3"> </text:span></text:p>
          </table:table-cell>
          <table:table-cell table:style-name="ce4" office:value-type="string">
            <text:p>annat ord för forum</text:p>
          </table:table-cell>
          <table:table-cell table:number-columns-repeated="1018"/>
        </table:table-row>
        <table:table-row table:style-name="ro2">
          <table:table-cell office:value-type="string">
            <text:p>forum_new_post</text:p>
          </table:table-cell>
          <table:table-cell office:value-type="string">
            <text:p>Skriv et nytt innlegg i</text:p>
          </table:table-cell>
          <table:table-cell table:number-columns-repeated="2"/>
          <table:table-cell office:value-type="string">
            <text:p>Tjaelieh orre lahtesem</text:p>
          </table:table-cell>
          <table:table-cell table:style-name="ce4"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forum_new_post2</text:p>
          </table:table-cell>
          <table:table-cell office:value-type="string">
            <text:p>Nytt innlegg</text:p>
          </table:table-cell>
          <table:table-cell table:number-columns-repeated="2"/>
          <table:table-cell office:value-type="string">
            <text:p>Orre lahtese</text:p>
          </table:table-cell>
          <table:table-cell table:style-name="ce4"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forum_new_post3</text:p>
          </table:table-cell>
          <table:table-cell office:value-type="string">
            <text:p>Nytt innlegg i</text:p>
          </table:table-cell>
          <table:table-cell table:number-columns-repeated="2"/>
          <table:table-cell office:value-type="string">
            <text:p>Orre lahtese</text:p>
          </table:table-cell>
          <table:table-cell office:value-type="string">
            <text:p>Orre lahtese …se/asse</text:p>
          </table:table-cell>
          <table:table-cell table:number-columns-repeated="1018"/>
        </table:table-row>
        <table:table-row table:style-name="ro2">
          <table:table-cell office:value-type="string">
            <text:p>forum_answer</text:p>
          </table:table-cell>
          <table:table-cell office:value-type="string">
            <text:p>Svar</text:p>
          </table:table-cell>
          <table:table-cell table:number-columns-repeated="2"/>
          <table:table-cell office:value-type="string">
            <text:p>Vaestiedassh</text:p>
          </table:table-cell>
          <table:table-cell office:value-type="string">
            <text:p>sg. vaestiedasse pl. Vaestiedassh</text:p>
          </table:table-cell>
          <table:table-cell table:number-columns-repeated="1018"/>
        </table:table-row>
        <table:table-row table:style-name="ro2">
          <table:table-cell office:value-type="string">
            <text:p>forum_answer2</text:p>
          </table:table-cell>
          <table:table-cell office:value-type="string">
            <text:p>Svar på</text:p>
          </table:table-cell>
          <table:table-cell table:number-columns-repeated="2"/>
          <table:table-cell office:value-type="string">
            <text:p>Vaestedh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forum_last_post</text:p>
          </table:table-cell>
          <table:table-cell office:value-type="string">
            <text:p>Siste innlegg</text:p>
          </table:table-cell>
          <table:table-cell table:number-columns-repeated="2"/>
          <table:table-cell office:value-type="string">
            <text:p>Minngemes lahtese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3">
          <table:table-cell office:value-type="string">
            <text:p>forum_started_of</text:p>
          </table:table-cell>
          <table:table-cell office:value-type="string">
            <text:p>Startet av</text:p>
          </table:table-cell>
          <table:table-cell table:number-columns-repeated="2"/>
          <table:table-cell office:value-type="string">
            <text:p>Gie eelki<text:span text:style-name="T1"> </text:span></text:p>
          </table:table-cell>
          <table:table-cell office:value-type="string">
            <text:p>* gie är en frågepartikel</text:p>
          </table:table-cell>
          <table:table-cell table:number-columns-repeated="1018"/>
        </table:table-row>
        <table:table-row table:style-name="ro2">
          <table:table-cell office:value-type="string">
            <text:p>forum_message1</text:p>
          </table:table-cell>
          <table:table-cell office:value-type="string">
            <text:p>Det er ikke noen innlegg i dette emnet.</text:p>
          </table:table-cell>
          <table:table-cell table:number-columns-repeated="2"/>
          <table:table-cell office:value-type="string">
            <text:p>Ij naan lahtsh daennie aamhtesisnie</text:p>
          </table:table-cell>
          <table:table-cell office:value-type="string">
            <text:p>Ij naan lahtesh daennie aamhtesisnie</text:p>
          </table:table-cell>
          <table:table-cell table:number-columns-repeated="1018"/>
        </table:table-row>
        <table:table-row table:style-name="ro3">
          <table:table-cell office:value-type="string">
            <text:p>forum_message2</text:p>
          </table:table-cell>
          <table:table-cell office:value-type="string">
            <text:p>Det er ingen emner i dette forumet.</text:p>
          </table:table-cell>
          <table:table-cell table:number-columns-repeated="2"/>
          <table:table-cell office:value-type="string">
            <text:p>Ij naam lahtsh daennie <text:span text:style-name="T2">sijjesne</text:span><text:span text:style-name="T1"> </text:span></text:p>
          </table:table-cell>
          <table:table-cell office:value-type="string">
            <text:p>Ij daennie sijjesne naan lahtesth</text:p>
          </table:table-cell>
          <table:table-cell table:number-columns-repeated="1018"/>
        </table:table-row>
        <table:table-row table:style-name="ro2">
          <table:table-cell office:value-type="string">
            <text:p>forum_message3</text:p>
          </table:table-cell>
          <table:table-cell office:value-type="string">
            <text:p>Vis 30 siste</text:p>
          </table:table-cell>
          <table:table-cell table:number-columns-repeated="2"/>
          <table:table-cell office:value-type="string">
            <text:p>Vuesehth 30 minngemes 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forum_message4</text:p>
          </table:table-cell>
          <table:table-cell office:value-type="string">
            <text:p>Vis alle innlegg</text:p>
          </table:table-cell>
          <table:table-cell table:number-columns-repeated="2"/>
          <table:table-cell office:value-type="string">
            <text:p>Vuesehth gaajhkh lahtesidie </text:p>
          </table:table-cell>
          <table:table-cell office:value-type="string">
            <text:p>Vuesehth gaajhkh lahtesh</text:p>
          </table:table-cell>
          <table:table-cell table:number-columns-repeated="1018"/>
        </table:table-row>
        <table:table-row table:style-name="ro2">
          <table:table-cell office:value-type="string">
            <text:p>forum_error1</text:p>
          </table:table-cell>
          <table:table-cell office:value-type="string">
            <text:p>Du må skrive ett navn på innlegget</text:p>
          </table:table-cell>
          <table:table-cell table:number-columns-repeated="2"/>
          <table:table-cell office:value-type="string">
            <text:p>Tjoerh nommem lahtesisnie tjaeledh </text:p>
          </table:table-cell>
          <table:table-cell office:value-type="string">
            <text:p>*</text:p>
          </table:table-cell>
          <table:table-cell table:number-columns-repeated="1018"/>
        </table:table-row>
        <table:table-row table:style-name="ro2">
          <table:table-cell office:value-type="string">
            <text:p>forum_error2</text:p>
          </table:table-cell>
          <table:table-cell office:value-type="string">
            <text:p>Du må skrive navnet på avsender for innlegget</text:p>
          </table:table-cell>
          <table:table-cell table:number-columns-repeated="2"/>
          <table:table-cell office:value-type="string">
            <text:p>Tjoerh tjaeledh giestie lahtese båata 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forum_error3</text:p>
          </table:table-cell>
          <table:table-cell office:value-type="string">
            <text:p>Du må skrive en tekst i innlegget</text:p>
          </table:table-cell>
          <table:table-cell table:number-columns-repeated="2"/>
          <table:table-cell office:value-type="string">
            <text:p>Tjoerh lahtesisnie tjaeledh 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forum_field1</text:p>
          </table:table-cell>
          <table:table-cell office:value-type="string">
            <text:p>Overskrift</text:p>
          </table:table-cell>
          <table:table-cell table:number-columns-repeated="2"/>
          <table:table-cell office:value-type="string">
            <text:p>Bijjietjaalege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forum_field2</text:p>
          </table:table-cell>
          <table:table-cell office:value-type="string">
            <text:p>Avsender</text:p>
          </table:table-cell>
          <table:table-cell table:number-columns-repeated="2"/>
          <table:table-cell office:value-type="string">
            <text:p>Giestie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forum_field3</text:p>
          </table:table-cell>
          <table:table-cell office:value-type="string">
            <text:p>Melding</text:p>
          </table:table-cell>
          <table:table-cell table:number-columns-repeated="2"/>
          <table:table-cell table:style-name="ce4" office:value-type="string">
            <text:p>Bïevnese</text:p>
          </table:table-cell>
          <table:table-cell table:style-name="ce4"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forum_submit</text:p>
          </table:table-cell>
          <table:table-cell office:value-type="string">
            <text:p>LAGRE</text:p>
          </table:table-cell>
          <table:table-cell table:number-columns-repeated="2"/>
          <table:table-cell office:value-type="string">
            <text:p>VÖÖRHKH </text:p>
          </table:table-cell>
          <table:table-cell table:style-name="ce4"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forum_start_header</text:p>
          </table:table-cell>
          <table:table-cell table:number-columns-repeated="3" office:value-type="string">
            <text:p>NuorraForum</text:p>
          </table:table-cell>
          <table:table-cell office:value-type="string">
            <text:p>Saemien-noeri låajtoe </text:p>
          </table:table-cell>
          <table:table-cell table:style-name="ce4" office:value-type="string">
            <text:p>se ovan</text:p>
          </table:table-cell>
          <table:table-cell table:number-columns-repeated="1018"/>
        </table:table-row>
        <table:table-row table:style-name="ro2">
          <table:table-cell office:value-type="string">
            <text:p>logo_text</text:p>
          </table:table-cell>
          <table:table-cell table:number-columns-repeated="1023"/>
        </table:table-row>
        <table:table-row table:style-name="ro2">
          <table:table-cell office:value-type="string">
            <text:p>lang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Internasjonalt</text:p>
          </table:table-cell>
          <table:table-cell table:number-columns-repeated="2"/>
          <table:table-cell office:value-type="string">
            <text:p>Gaskenaasjovneles </text:p>
          </table:table-cell>
          <table:table-cell office:value-type="string">
            <text:p>*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Blad</text:p>
          </table:table-cell>
          <table:table-cell table:number-columns-repeated="2"/>
          <table:table-cell office:value-type="string">
            <text:p>Plaerie 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Tidsskrift</text:p>
          </table:table-cell>
          <table:table-cell table:number-columns-repeated="2"/>
          <table:table-cell office:value-type="string">
            <text:p>Askeplaerie </text:p>
          </table:table-cell>
          <table:table-cell office:value-type="string">
            <text:p>ok</text:p>
          </table:table-cell>
          <table:table-cell table:number-columns-repeated="1018"/>
        </table:table-row>
      </table:table>
      <table:table table:name="Sheet2" table:style-name="ta2" table:print="false">
        <table:table-column table:style-name="co7" table:number-columns-repeated="257" table:default-cell-style-name="Default"/>
        <table:table-column table:style-name="co8" table:number-columns-repeated="767" table:default-cell-style-name="Default"/>
        <table:table-row table:style-name="ro2">
          <table:table-cell table:number-columns-repeated="1024"/>
        </table:table-row>
      </table:table>
      <table:table table:name="Sheet3" table:style-name="ta3" table:print="false">
        <table:table-column table:style-name="co7" table:number-columns-repeated="257" table:default-cell-style-name="Default"/>
        <table:table-column table:style-name="co8" table:number-columns-repeated="767" table:default-cell-style-name="Default"/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nb" fo:country="NO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kr </number:text>
      <number:number number:decimal-places="0" number:min-integer-digits="1" number:grouping="true"/>
      <number:text> </number:text>
    </number:number-style>
    <number:number-style style:name="N106">
      <number:text>(kr 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kr 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kr </number:text>
      <number:number number:decimal-places="2" number:min-integer-digits="1" number:grouping="true"/>
      <number:text> </number:text>
    </number:number-style>
    <number:number-style style:name="N108">
      <number:text>(kr 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kr 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kr </number:text>
      <number:number number:decimal-places="0" number:min-integer-digits="1" number:grouping="true"/>
      <number:text> </number:text>
    </number:number-style>
    <number:number-style style:name="N115P1" style:volatile="true">
      <number:text> kr (</number:text>
      <number:number number:decimal-places="0" number:min-integer-digits="1" number:grouping="true"/>
      <number:text>)</number:text>
    </number:number-style>
    <number:number-style style:name="N115P2" style:volatile="true">
      <number:text> kr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kr </number:text>
      <number:number number:decimal-places="2" number:min-integer-digits="1" number:grouping="true"/>
      <number:text> </number:text>
    </number:number-style>
    <number:number-style style:name="N117P1" style:volatile="true">
      <number:text> kr (</number:text>
      <number:number number:decimal-places="2" number:min-integer-digits="1" number:grouping="true"/>
      <number:text>)</number:text>
    </number:number-style>
    <number:number-style style:name="N117P2" style:volatile="true">
      <number:text> kr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number number:decimal-places="0" number:min-integer-digits="1" number:grouping="true"/>
      <number:text> kr</number:text>
    </number:number-style>
    <number:number-style style:name="N122">
      <number:text>-</number:text>
      <number:number number:decimal-places="0" number:min-integer-digits="1" number:grouping="true"/>
      <number:text> kr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kr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  <number:text> kr</number:text>
    </number:number-style>
    <number:number-style style:name="N124">
      <number:text>-</number:text>
      <number:number number:decimal-places="2" number:min-integer-digits="1" number:grouping="true"/>
      <number:text> kr</number:text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  <number:text> kr</number:text>
    </number:number-style>
    <number:number-style style:name="N125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25P0"/>
    </number:number-style>
    <number:number-style style:name="N126P0" style:volatile="true">
      <number:text> </number:text>
      <number:number number:decimal-places="0" number:min-integer-digits="1" number:grouping="true"/>
      <number:text> kr </number:text>
    </number:number-style>
    <number:number-style style:name="N126P1" style:volatile="true">
      <number:text>-</number:text>
      <number:number number:decimal-places="0" number:min-integer-digits="1" number:grouping="true"/>
      <number:text> kr </number:text>
    </number:number-style>
    <number:number-style style:name="N126P2" style:volatile="true">
      <number:text> - kr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0" number:min-integer-digits="1" number:grouping="true"/>
      <number:text>     </number:text>
    </number:number-style>
    <number:number-style style:name="N127P1" style:volatile="true">
      <number:text>-</number:text>
      <number:number number:decimal-places="0" number:min-integer-digits="1" number:grouping="true"/>
      <number:text>     </number:text>
    </number:number-style>
    <number:number-style style:name="N127P2" style:volatile="true">
      <number:text> - 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number number:decimal-places="2" number:min-integer-digits="1" number:grouping="true"/>
      <number:text> kr </number:text>
    </number:number-style>
    <number:number-style style:name="N128P1" style:volatile="true">
      <number:text>-</number:text>
      <number:number number:decimal-places="2" number:min-integer-digits="1" number:grouping="true"/>
      <number:text> kr </number:text>
    </number:number-style>
    <number:number-style style:name="N128P2" style:volatile="true">
      <number:text> -</number:text>
      <number:number number:decimal-places="0" number:min-integer-digits="0"/>
      <number:text> kr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2" number:min-integer-digits="1" number:grouping="true"/>
      <number:text>     </number:text>
    </number:number-style>
    <number:number-style style:name="N129P1" style:volatile="true">
      <number:text>-</number:text>
      <number:number number:decimal-places="2" number:min-integer-digits="1" number:grouping="true"/>
      <number:text>     </number:text>
    </number:number-style>
    <number:number-style style:name="N129P2" style:volatile="true">
      <number:text> -</number:text>
      <number:number number:decimal-places="0" number:min-integer-digits="0"/>
      <number:text>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Yes</number:text>
    </number:number-style>
    <number:number-style style:name="N130P1" style:volatile="true">
      <number:text>Yes</number:text>
    </number:number-style>
    <number:number-style style:name="N130">
      <number:text>No</number:text>
      <style:map style:condition="value()&gt;0" style:apply-style-name="N130P0"/>
      <style:map style:condition="value()&lt;0" style:apply-style-name="N130P1"/>
    </number:number-style>
    <number:number-style style:name="N131P0" style:volatile="true">
      <number:text>True</number:text>
    </number:number-style>
    <number:number-style style:name="N131P1" style:volatile="true">
      <number:text>True</number:text>
    </number:number-style>
    <number:number-style style:name="N131">
      <number:text>False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On</number:text>
    </number:number-style>
    <number:number-style style:name="N132P1" style:volatile="true">
      <number:text>On</number:text>
    </number:number-style>
    <number:number-style style:name="N132">
      <number:text>Off</number:text>
      <style:map style:condition="value()&gt;0" style:apply-style-name="N132P0"/>
      <style:map style:condition="value()&lt;0" style:apply-style-name="N132P1"/>
    </number:number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6">06.03.2009</text:date>, <text:time>14:27:11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tin Røssland</meta:initial-creator>
    <meta:creation-date>2004-04-16T15:08:34</meta:creation-date>
    <dc:creator>sbp</dc:creator>
    <dc:date>2007-05-03T08:31:11</dc:date>
    <meta:print-date>2004-04-19T14:12:53</meta:print-date>
    <meta:generator>OpenOffice.org/3.0$Unix OpenOffice.org_project/300m9$Build-9358</meta:generator>
    <meta:document-statistic meta:table-count="3" meta:cell-count="421" meta:object-count="0"/>
  </office:meta>
</office:document-meta>
</file>